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&lt;winer&gt;;'.</text:p>
          </table:table-cell>
          <table:table-cell table:style-name="ce44" table:formula="of:=&quot;12+&quot;" office:value-type="string" office:string-value="12+" calcext:value-type="string">
            <text:p>12+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Wait for player</text:p>
          </table:table-cell>
          <table:table-cell table:style-name="ce16" office:value-type="string" calcext:value-type="string">
            <text:p>Druhý hráč se nečekaně odpojil. Informační zpráva, že server čeká na jeho opětovné připojení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WAITING&lt;nick&gt;;'</text:p>
          </table:table-cell>
          <table:table-cell table:style-name="ce44" table:formula="of:=&quot;11+&quot;" office:value-type="string" office:string-value="11+" calcext:value-type="string">
            <text:p>11+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4" office:value-type="string" calcext:value-type="string">
            <text:p>Exit</text:p>
          </table:table-cell>
          <table:table-cell table:style-name="ce16" office:value-type="string" calcext:value-type="string">
            <text:p>Klient pošle serveru zprávu o odpojení ze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XIT'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obou hráčů.</text:p>
          </table:table-cell>
          <table:table-cell table:style-name="ce46"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.00.0000</text:date>, <text:time style:data-style-name="N2" text:time-value="22:58:52.844723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19T23:00:13.484716681</dc:date>
    <dc:creator>Mushroomer </dc:creator>
    <meta:editing-duration>P3DT6H44M27S</meta:editing-duration>
    <meta:editing-cycles>36</meta:editing-cycles>
    <meta:document-statistic meta:table-count="1" meta:cell-count="90" meta:object-count="0"/>
  </office:meta>
</office:document-meta>
</file>